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6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7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8" style:family="paragraph" style:parent-style-name="Standard" style:list-style-name="L5">
      <style:text-properties officeooo:rsid="001e0f7f" officeooo:paragraph-rsid="001e0f7f"/>
    </style:style>
    <style:style style:name="P9" style:family="paragraph" style:parent-style-name="Standard" style:list-style-name="L5">
      <style:text-properties officeooo:rsid="001e0f7f" officeooo:paragraph-rsid="003af234"/>
    </style:style>
    <style:style style:name="P10" style:family="paragraph" style:parent-style-name="Standard" style:list-style-name="L5">
      <style:text-properties officeooo:rsid="001e0f7f" officeooo:paragraph-rsid="003c9895"/>
    </style:style>
    <style:style style:name="P11" style:family="paragraph" style:parent-style-name="Standard" style:list-style-name="L5">
      <style:text-properties officeooo:rsid="00307005" officeooo:paragraph-rsid="00307005"/>
    </style:style>
    <style:style style:name="P12" style:family="paragraph" style:parent-style-name="Standard" style:list-style-name="L5">
      <style:text-properties officeooo:rsid="00307005" officeooo:paragraph-rsid="003c9895"/>
    </style:style>
    <style:style style:name="P13" style:family="paragraph" style:parent-style-name="Standard" style:list-style-name="L5">
      <style:text-properties officeooo:rsid="00309dfd" officeooo:paragraph-rsid="00309dfd"/>
    </style:style>
    <style:style style:name="P14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15" style:family="paragraph" style:parent-style-name="Standard">
      <style:text-properties officeooo:paragraph-rsid="003af234"/>
    </style:style>
    <style:style style:name="P16" style:family="paragraph" style:parent-style-name="Standard" style:list-style-name="L6">
      <style:text-properties officeooo:rsid="003e7b6a" officeooo:paragraph-rsid="003e7b6a"/>
    </style:style>
    <style:style style:name="P17" style:family="paragraph" style:parent-style-name="Standard" style:list-style-name="L7">
      <style:text-properties officeooo:rsid="003e7b6a" officeooo:paragraph-rsid="003e7b6a"/>
    </style:style>
    <style:style style:name="P18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20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officeooo:rsid="003afec8"/>
    </style:style>
    <style:style style:name="T4" style:family="text">
      <style:text-properties fo:font-weight="bold" officeooo:rsid="001e0f7f" style:font-weight-asian="bold" style:font-weight-complex="bold"/>
    </style:style>
    <style:style style:name="T5" style:family="text">
      <style:text-properties fo:font-weight="bold" officeooo:rsid="003afec8" style:font-weight-asian="bold" style:font-weight-complex="bold"/>
    </style:style>
    <style:style style:name="T6" style:family="text">
      <style:text-properties officeooo:rsid="003c989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034254862" text:style-name="L1">
        <text:list-item>
          <text:p text:style-name="P19">JSON &amp; XML </text:p>
        </text:list-item>
        <text:list-item>
          <text:p text:style-name="P19">Practical of JSON &amp; XML </text:p>
        </text:list-item>
        <text:list-item>
          <text:p text:style-name="P19">Why NodeJS </text:p>
        </text:list-item>
        <text:list-item>
          <text:p text:style-name="P19">Ecosystem of NodeJS </text:p>
        </text:list-item>
        <text:list-item>
          <text:p text:style-name="P19">Installation and System Configuration </text:p>
        </text:list-item>
        <text:list-item>
          <text:p text:style-name="P19">CLI usage and Package Configuration </text:p>
        </text:list-item>
        <text:list-item>
          <text:p text:style-name="P18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2434043088" text:style-name="L2">
        <text:list-item>
          <text:p text:style-name="P5">Completed JSON &amp; XML </text:p>
        </text:list-item>
        <text:list-item>
          <text:p text:style-name="P5">Completed Practical of JSON &amp; XML </text:p>
        </text:list-item>
        <text:list-item>
          <text:p text:style-name="P5">Completed :- Why NodeJS </text:p>
        </text:list-item>
        <text:list-item>
          <text:p text:style-name="P5">Completed :- Ecosystem of NodeJS </text:p>
        </text:list-item>
        <text:list-item>
          <text:p text:style-name="P5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3550237770" text:style-name="L3">
        <text:list-item>
          <text:p text:style-name="P6">Continue learning further task </text:p>
        </text:list-item>
      </text:list>
      <text:p text:style-name="P1"><text:span text:style-name="Strong_20_Emphasis"><text:span text:style-name="T1">Blocker</text:span></text:span></text:p>
      <text:list xml:id="list4215510217" text:style-name="L4">
        <text:list-item>
          <text:p text:style-name="P7">None </text:p>
        </text:list-item>
      </text:list>
      <text:p text:style-name="Standard"><draw:line text:anchor-type="paragraph" draw:z-index="0" draw:name="Shape1" draw:style-name="gr1" draw:text-style-name="P20" svg:x1="-0.591cm" svg:y1="0.432cm" svg:x2="18.403cm" svg:y2="0.226cm"><text:p/></draw:line></text:p>
      <text:p text:style-name="Standard"/>
      <text:p text:style-name="P4">Today’s Plan (21/03/2022)</text:p>
      <text:list xml:id="list339469654" text:style-name="L5">
        <text:list-item>
          <text:p text:style-name="P8">What is Node.js?</text:p>
        </text:list-item>
        <text:list-item>
          <text:p text:style-name="P8">Why Should I Use Node.js?</text:p>
        </text:list-item>
        <text:list-item>
          <text:p text:style-name="P8">Your First Node.js Script</text:p>
        </text:list-item>
        <text:list-item>
          <text:p text:style-name="P8">Section Intro: Node.js Module System</text:p>
        </text:list-item>
        <text:list-item>
          <text:p text:style-name="P8">Importing Node.js Core Modules</text:p>
        </text:list-item>
        <text:list-item>
          <text:p text:style-name="P11">Importing your own files</text:p>
        </text:list-item>
        <text:list-item>
          <text:p text:style-name="P11">Importing npm Modules</text:p>
        </text:list-item>
        <text:list-item>
          <text:p text:style-name="P11">Printing in colors</text:p>
        </text:list-item>
        <text:list-item>
          <text:p text:style-name="P11">Global npm modules and nodemon</text:p>
        </text:list-item>
        <text:list-item>
          <text:p text:style-name="P13">Getting input from user<text:span text:style-name="T2">s</text:span></text:p>
          <text:p text:style-name="P13"/>
        </text:list-item>
      </text:list>
      <text:p text:style-name="P15"><text:span text:style-name="T4">Today’s </text:span><text:span text:style-name="T5">Update </text:span><text:span text:style-name="T4"><text:s/>(21/03/2022)</text:span></text:p>
      <text:list xml:id="list170702532318595" text:continue-numbering="true" text:style-name="L5">
        <text:list-item>
          <text:p text:style-name="P9"><text:span text:style-name="T6">Completed :- </text:span>What is Node.js?</text:p>
        </text:list-item>
        <text:list-item>
          <text:p text:style-name="P10"><text:span text:style-name="T6">Completed :- <text:s/></text:span>Why Should I Use Node.js?</text:p>
        </text:list-item>
        <text:list-item>
          <text:p text:style-name="P10"><text:span text:style-name="T6">Completed :- <text:s/></text:span>Your First Node.js Script</text:p>
        </text:list-item>
        <text:list-item>
          <text:p text:style-name="P10"><text:span text:style-name="T6">Completed :- <text:s/></text:span>Section Intro: Node.js Module System</text:p>
        </text:list-item>
        <text:list-item>
          <text:p text:style-name="P10"><text:span text:style-name="T6">Completed :- <text:s/></text:span>Importing Node.js Core Modules</text:p>
        </text:list-item>
        <text:list-item>
          <text:p text:style-name="P12"><text:span text:style-name="T6">Completed :- <text:s/></text:span>Importing your own files</text:p>
        </text:list-item>
        <text:list-item>
          <text:p text:style-name="P12"><text:span text:style-name="T6">Completed :- <text:s/></text:span>Importing npm Modules</text:p>
        </text:list-item>
        <text:list-item>
          <text:p text:style-name="P12"><text:span text:style-name="T6">Completed :- <text:s/></text:span>Printing in colors</text:p>
        </text:list-item>
        <text:list-item>
          <text:p text:style-name="P12"><text:span text:style-name="T6">Completed :- <text:s/></text:span>Global npm modules and nodemon</text:p>
          <text:p text:style-name="P12"/>
        </text:list-item>
      </text:list>
      <text:p text:style-name="P14">Tomorrow’s Plan (22/03/2022)</text:p>
      <text:list xml:id="list1052201549" text:style-name="L6">
        <text:list-item>
          <text:p text:style-name="P16">Continue learning further topics</text:p>
          <text:p text:style-name="P16"/>
        </text:list-item>
      </text:list>
      <text:p text:style-name="P14">Blocker</text:p>
      <text:list xml:id="list3908535250" text:style-name="L7">
        <text:list-item>
          <text:p text:style-name="P17">None</text:p>
        </text:list-item>
      </text:list>
      <text:list xml:id="list170703115795621" text:continue-list="list170702532318595" text:style-name="L5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1T17:06:54.958564787</dc:date>
    <meta:editing-duration>PT23M45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47" meta:word-count="214" meta:character-count="1209" meta:non-whitespace-character-count="1054"/>
  </office:meta>
</office:document-meta>
</file>